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/>
          <table:table-cell/>
          <table:table-cell table:style-name="ce1" office:value-type="string">
            <text:p>us_login</text:p>
          </table:table-cell>
          <table:table-cell table:style-name="ce1" office:value-type="string">
            <text:p>us_whatid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table:style-name="ce2" office:value-type="string">
            <text:p>FLD_ACCOUNTS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 table:style-name="Default"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8-15T15:47:43</meta:creation-date>
    <dc:creator>Eric Brison</dc:creator>
    <dc:date>2012-05-04T16:03:58</dc:date>
    <meta:editing-cycles>17</meta:editing-cycles>
    <meta:editing-duration>PT2H22M1S</meta:editing-duration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